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color="#127622" loext:opacity="100%" fo:font-weight="bold" style:font-weight-asian="bold" style:font-weight-complex="bold"/>
    </style:style>
    <style:style style:name="P2" style:family="paragraph" style:parent-style-name="Heading_20_1">
      <style:text-properties fo:color="#1e6a39" loext:opacity="100%" fo:language="en" fo:country="US" fo:font-weight="bold" officeooo:paragraph-rsid="0024ab4d" style:font-weight-asian="bold" style:font-weight-complex="bold"/>
    </style:style>
    <style:style style:name="P3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fo:color="#1e6a39" loext:opacity="100%" fo:font-weight="bold" style:font-weight-asian="bold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rsid="00758882" officeooo:paragraph-rsid="00781851"/>
    </style:style>
    <style:style style:name="P8" style:family="paragraph" style:parent-style-name="Standard">
      <style:text-properties officeooo:paragraph-rsid="0024ab4d"/>
    </style:style>
    <style:style style:name="P9" style:family="paragraph" style:parent-style-name="Standard">
      <style:text-properties officeooo:rsid="007c4cf6" officeooo:paragraph-rsid="007c4cf6"/>
    </style:style>
    <style:style style:name="P10" style:family="paragraph" style:parent-style-name="Standard">
      <style:text-properties officeooo:rsid="007f07f1" officeooo:paragraph-rsid="007f07f1"/>
    </style:style>
    <style:style style:name="P11" style:family="paragraph" style:parent-style-name="Standard">
      <style:text-properties officeooo:rsid="00829e90" officeooo:paragraph-rsid="00829e90"/>
    </style:style>
    <style:style style:name="P12" style:family="paragraph" style:parent-style-name="Standard">
      <style:text-properties officeooo:rsid="008ddeef" officeooo:paragraph-rsid="008ddeef"/>
    </style:style>
    <style:style style:name="P13" style:family="paragraph" style:parent-style-name="Standard">
      <style:text-properties officeooo:rsid="00915de0" officeooo:paragraph-rsid="00915de0"/>
    </style:style>
    <style:style style:name="T1" style:family="text">
      <style:text-properties fo:color="#70ad47" loext:opacity="100%" fo:language="en" fo:country="US" fo:font-weight="bold" style:font-weight-asian="bold" style:font-weight-complex="bold">
        <loext:char-complex-color loext:theme-type="accent6" loext:color-type="theme"/>
      </style:text-properties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7ffdbb" style:font-weight-asian="bold" style:font-weight-complex="bold"/>
    </style:style>
    <style:style style:name="T5" style:family="text">
      <style:text-properties fo:language="en" fo:country="US" fo:font-weight="bold" officeooo:rsid="00921b54" style:font-weight-asian="bold" style:font-weight-complex="bold"/>
    </style:style>
    <style:style style:name="T6" style:family="text">
      <style:text-properties fo:language="en" fo:country="US" fo:font-weight="bold" officeooo:rsid="00955e8b" style:font-weight-asian="bold" style:font-weight-complex="bold"/>
    </style:style>
    <style:style style:name="T7" style:family="text">
      <style:text-properties fo:language="en" fo:country="US" fo:font-weight="bold" officeooo:rsid="00959aae" style:font-weight-asian="bold" style:font-weight-complex="bold"/>
    </style:style>
    <style:style style:name="T8" style:family="text">
      <style:text-properties fo:language="en" fo:country="US" officeooo:rsid="0070a66c"/>
    </style:style>
    <style:style style:name="T9" style:family="text">
      <style:text-properties fo:language="en" fo:country="US" officeooo:rsid="0075ceaf"/>
    </style:style>
    <style:style style:name="T10" style:family="text">
      <style:text-properties fo:language="en" fo:country="US" officeooo:rsid="00781851"/>
    </style:style>
    <style:style style:name="T11" style:family="text">
      <style:text-properties fo:language="en" fo:country="US" officeooo:rsid="007c4cf6"/>
    </style:style>
    <style:style style:name="T12" style:family="text">
      <style:text-properties fo:language="en" fo:country="US" officeooo:rsid="007ffdbb"/>
    </style:style>
    <style:style style:name="T13" style:family="text">
      <style:text-properties fo:language="en" fo:country="US" officeooo:rsid="0081514b"/>
    </style:style>
    <style:style style:name="T14" style:family="text">
      <style:text-properties fo:language="en" fo:country="US" officeooo:rsid="0084ebb6"/>
    </style:style>
    <style:style style:name="T15" style:family="text">
      <style:text-properties fo:language="en" fo:country="US" officeooo:rsid="008556d7"/>
    </style:style>
    <style:style style:name="T16" style:family="text">
      <style:text-properties fo:language="en" fo:country="US" officeooo:rsid="008715cf"/>
    </style:style>
    <style:style style:name="T17" style:family="text">
      <style:text-properties fo:language="en" fo:country="US" officeooo:rsid="008822c9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bold" officeooo:rsid="008822c9" style:font-style-asian="italic" style:font-weight-asian="bold" style:font-style-complex="italic" style:font-weight-complex="bold"/>
    </style:style>
    <style:style style:name="T19" style:family="text">
      <style:text-properties fo:language="en" fo:country="US" officeooo:rsid="0088f3a3"/>
    </style:style>
    <style:style style:name="T20" style:family="text">
      <style:text-properties fo:language="en" fo:country="US" officeooo:rsid="008ae7c3"/>
    </style:style>
    <style:style style:name="T21" style:family="text">
      <style:text-properties fo:language="en" fo:country="US" officeooo:rsid="008ba6d1"/>
    </style:style>
    <style:style style:name="T22" style:family="text">
      <style:text-properties fo:language="en" fo:country="US" officeooo:rsid="008c690b"/>
    </style:style>
    <style:style style:name="T23" style:family="text">
      <style:text-properties fo:language="en" fo:country="US" officeooo:rsid="008fdbea"/>
    </style:style>
    <style:style style:name="T24" style:family="text">
      <style:text-properties fo:language="en" fo:country="US" officeooo:rsid="00903970"/>
    </style:style>
    <style:style style:name="T25" style:family="text">
      <style:text-properties fo:language="en" fo:country="US" officeooo:rsid="00921b54"/>
    </style:style>
    <style:style style:name="T26" style:family="text">
      <style:text-properties fo:language="en" fo:country="US" officeooo:rsid="00932bdd"/>
    </style:style>
    <style:style style:name="T27" style:family="text">
      <style:text-properties fo:language="en" fo:country="US" officeooo:rsid="0093f945"/>
    </style:style>
    <style:style style:name="T28" style:family="text">
      <style:text-properties fo:language="en" fo:country="US" officeooo:rsid="00955e8b"/>
    </style:style>
    <style:style style:name="T29" style:family="text">
      <style:text-properties fo:language="en" fo:country="US" officeooo:rsid="00959aae"/>
    </style:style>
    <style:style style:name="T30" style:family="text">
      <style:text-properties fo:language="en" fo:country="US" officeooo:rsid="0098390e"/>
    </style:style>
    <style:style style:name="T31" style:family="text">
      <style:text-properties officeooo:rsid="0070020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2413_998993402" text:style-name="Index_20_Link" text:visited-style-name="Index_20_Link">Section 1: Introduction to building ASP.NET Core Web APIs using .NET6<text:tab/>1</text:a></text:p>
          <text:p text:style-name="P3"><text:a xlink:type="simple" xlink:href="#__RefHeading___Toc2415_998993402" text:style-name="Index_20_Link" text:visited-style-name="Index_20_Link">Section 2: Create New ASP.NET Core Web API &amp; Domain Models<text:tab/>1</text:a></text:p>
        </text:index-body>
      </text:table-of-content>
      <text:h text:style-name="P1" text:outline-level="1"/>
      <text:h text:style-name="Heading_20_1" text:outline-level="1" loext:marker-style-name="T1"><text:span text:style-name="T1"/></text:h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P6" loext:marker-style-name="T2"/>
      <text:h text:style-name="P5" text:outline-level="2"><text:bookmark-start text:name="__RefHeading___Toc2413_998993402"/>Section <text:span text:style-name="T31">1: </text:span>Introduction to building ASP.NET Core Web APIs using .NET6<text:span text:style-name="T2"> </text:span><text:bookmark-end text:name="__RefHeading___Toc2413_998993402"/></text:h>
      <text:p text:style-name="Standard" loext:marker-style-name="T2"><text:span text:style-name="T2"/></text:p>
      <text:p text:style-name="P7" loext:marker-style-name="T2"><text:span text:style-name="T2">Download .NET SDK</text:span></text:p>
      <text:p text:style-name="P7" loext:marker-style-name="T2"><text:span text:style-name="T2">Download Visual Studio 2022</text:span></text:p>
      <text:p text:style-name="P7" loext:marker-style-name="T2"><text:span text:style-name="T10">Download </text:span><text:span text:style-name="T9">SSMS</text:span></text:p>
      <text:p text:style-name="Standard" loext:marker-style-name="T2"><text:span text:style-name="T8">GitHub repository of the course → </text:span><text:a xlink:type="simple" xlink:href="https://github.com/sameer8saini/NZWalks-Solution" text:style-name="Internet_20_link" text:visited-style-name="Visited_20_Internet_20_Link"><text:span text:style-name="T2">https://github.com/sameer8saini/NZWalks-Solution</text:span></text:a><text:span text:style-name="T2"> </text:span></text:p>
      <text:p text:style-name="P6" loext:marker-style-name="T2"/>
      <text:h text:style-name="P2" text:outline-level="1"><text:bookmark-start text:name="__RefHeading___Toc2415_998993402"/>Section 2: Create New ASP.NET Core Web API &amp; Domain Models<text:bookmark-end text:name="__RefHeading___Toc2415_998993402"/></text:h>
      <text:p text:style-name="P8" loext:marker-style-name="T2"><text:span text:style-name="T2"/></text:p>
      <text:p text:style-name="P8" loext:marker-style-name="T2"><text:span text:style-name="T2">SPA (Single Page Application) = A Single Pa</text:span><text:span text:style-name="T11">g</text:span><text:span text:style-name="T2">e Application is an app that doesn't need to reloa</text:span><text:span text:style-name="T11">d</text:span></text:p>
      <text:p text:style-name="P9" loext:marker-style-name="T2"><text:span text:style-name="T2">Create New ASPNET Core Web API = as a template select the “</text:span><text:span text:style-name="T3">ASP.NET Core Web API</text:span><text:span text:style-name="T2">”, then put the path that the project is going to live and then name the project NZWalk.Api and the give to the solution a different name (NZWalk) because we don’t care that much about the name of the project because a solution can have many projects in it</text:span></text:p>
      <text:p text:style-name="P10" loext:marker-style-name="T2"><text:span text:style-name="T2">Understand ASP.NET Core Web API and File Structure = </text:span><text:span text:style-name="T12">launchSettings.json, NZWalks.API.csproj (</text:span><text:span text:style-name="T4">what are .csproj?</text:span><text:span text:style-name="T12">), </text:span><text:span text:style-name="T13">by the Program.cs we can tell what a project does and we can trace how every service is triggered at the first place</text:span></text:p>
      <text:p text:style-name="P11" loext:marker-style-name="T2"><text:soft-page-break/><text:span text:style-name="T13">Understant REST and HTTP Verbs = </text:span><text:span text:style-name="T14">REST (Representation State Transfer) it is a style of architecture for building web services, it is a set of principles that define on how web services should be defined and interact with each other. </text:span><text:span text:style-name="T15">At it’s core REST is based on the concept of resources, a source is anything that can be identified and manipulated through a web service. In a RESTful architecture resources are accessed through URLs, it’s URL identifies a specific source and HTTP verbs are used to perform actions on this resources. </text:span><text:span text:style-name="T16">REST emphasizes </text:span><text:span text:style-name="T17">a </text:span><text:span text:style-name="T18">stateless</text:span><text:span text:style-name="T17"> Client-Server model </text:span><text:span text:style-name="T19">this means that the server should not store any client state between these requests and the client should provide all necessary information with each and every request. </text:span><text:span text:style-name="T20">This allows scalability and readability in the system </text:span><text:span text:style-name="T21">as the server can handle multiple request simultaneously </text:span><text:span text:style-name="T22">without needing to maintain client state. </text:span></text:p>
      <text:p text:style-name="P12" loext:marker-style-name="T2"><text:span text:style-name="T22">R</text:span><text:span text:style-name="T2">outing In ASP.NET Core Web API = </text:span><text:span text:style-name="T23">In ASP.NET Core routing is the process of matching incoming http requests to the appropriate actions methods that we will handle those requests. </text:span><text:span text:style-name="T24">Routing is used to map the URL of a request to a controller and then it’s action method.</text:span></text:p>
      <text:p text:style-name="P13" loext:marker-style-name="T2"><text:span text:style-name="T22">R</text:span><text:span text:style-name="T2">unning and Calling ASP.NET Core Web API = </text:span><text:span text:style-name="T25">Build Solution and then Run it by pressing the green button “</text:span><text:span text:style-name="T5">https</text:span><text:span text:style-name="T25">”, </text:span><text:span text:style-name="T26">through Swagger we can see the available APIs and we can try them out to see what our </text:span><text:span text:style-name="T27">API</text:span><text:span text:style-name="T26"> receive</text:span><text:span text:style-name="T27">s</text:span><text:span text:style-name="T26">. </text:span><text:span text:style-name="T27">We creating a new controller, </text:span><text:span text:style-name="T28">Controllers folder right click and then add new controller, click on “</text:span><text:span text:style-name="T6">API</text:span><text:span text:style-name="T28">” and then “</text:span><text:span text:style-name="T6">API Controller – Empty</text:span><text:span text:style-name="T28">”, </text:span><text:span text:style-name="T29">Name: StudentsController.cs then </text:span><text:span text:style-name="T7">Add</text:span><text:span text:style-name="T29">, </text:span><text:span text:style-name="T30">created the Student controller. We can also use the Postman in order to check the results of the API call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hn Kamperakis</meta:initial-creator>
    <meta:editing-cycles>171</meta:editing-cycles>
    <meta:creation-date>2023-09-08T10:39:00</meta:creation-date>
    <dc:date>2024-01-12T21:06:39.955000000</dc:date>
    <meta:editing-duration>P1DT15H2M3S</meta:editing-duration>
    <meta:generator>LibreOffice/7.6.3.2$Windows_X86_64 LibreOffice_project/29d686fea9f6705b262d369fede658f824154cc0</meta:generator>
    <meta:document-statistic meta:table-count="0" meta:image-count="0" meta:object-count="0" meta:page-count="2" meta:paragraph-count="15" meta:word-count="463" meta:character-count="2744" meta:non-whitespace-character-count="2292"/>
    <meta:user-defined meta:name="AppVersion">16.0000</meta:user-defined>
    <meta:template xlink:type="simple" xlink:actuate="onRequest" xlink:title="Normal.dotm" xlink:href=""/>
  </office:meta>
</office:document-meta>
</file>